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3af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1ae3af" style:font-size-asian="12pt" style:font-size-complex="12pt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normal" officeooo:paragraph-rsid="001ae3af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normal" style:font-size-asian="13pt" style:font-style-asian="normal" style:font-size-complex="13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e3af" style:font-weight-asian="bold" style:font-weight-complex="bold"/>
    </style:style>
    <style:style style:name="T12" style:family="text">
      <style:text-properties officeooo:rsid="001ae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Name</text:span>: Yabsera Bogale</text:p>
      <text:p text:style-name="P2"/>
      <text:p text:style-name="P2"><text:span text:style-name="T10">Email</text:span>: <text:a xlink:type="simple" xlink:href="mailto:yabserapython@gmail.com" text:style-name="Internet_20_link" text:visited-style-name="Visited_20_Internet_20_Link">yabserapython@gmail.com</text:a></text:p>
      <text:p text:style-name="P2"/>
      <text:p text:style-name="P2"><text:span text:style-name="T10">Phone Number</text:span>: +251920201161</text:p>
      <text:p text:style-name="P2"/>
      <text:p text:style-name="P2"><text:span text:style-name="T10">Location</text:span>: Addis Ababa</text:p>
      <text:p text:style-name="P1"><text:span text:style-name="T4"><text:tab/><text:tab/><text:tab/><text:tab/><text:tab/><text:tab/><text:tab/> <text:s text:c="10"/></text:span><text:span text:style-name="T8"><text:tab/>To</text:span><text:span text:style-name="T9">: </text:span><text:span text:style-name="Emphasis"><text:span text:style-name="T7">Hibret Bank</text:span></text:span><text:span text:style-name="T9"> SC. Head Office</text:span></text:p>
      <text:p text:style-name="P5"><text:span text:style-name="T4"/></text:p>
      <text:p text:style-name="P4"><text:tab/><text:tab/><text:tab/><text:tab/><text:tab/><text:tab/><text:tab/><text:tab/><text:span text:style-name="T10">Subject</text:span>: Application for Employment</text:p>
      <text:p text:style-name="P4"/>
      <text:p text:style-name="P1"><text:span text:style-name="T9"><text:tab/><text:tab/><text:tab/><text:tab/><text:tab/><text:tab/><text:tab/><text:tab/> Dear, </text:span><text:span text:style-name="Emphasis"><text:span text:style-name="T7">Hibret </text:span></text:span><text:span text:style-name="T9">Bank Head Office</text:span></text:p>
      <text:p text:style-name="P1"><text:span text:style-name="T4"/></text:p>
      <text:p text:style-name="P2">I am writing to express my strong interest in employment in your your self esteem bank as software</text:p>
      <text:p text:style-name="P2">developer position. I am writing to express my keen interest in exploring the employment</text:p>
      <text:p text:style-name="P1"><text:span text:style-name="T4">opportunities within </text:span><text:span text:style-name="Emphasis"><text:span text:style-name="T5">Hibret </text:span></text:span><text:span text:style-name="T4">Bank, a leading financial institution I greatly admire for its contribution</text:span></text:p>
      <text:p text:style-name="P2">to Ethiopia's banking and financial sector.</text:p>
      <text:p text:style-name="P2"/>
      <text:p text:style-name="P2">I hold a Bachelor of Science in Computer Science from St. Mary University , completed in 2025.</text:p>
      <text:p text:style-name="P2">My academic background has provided me with a solid understanding of System Design and</text:p>
      <text:p text:style-name="P2">Database.</text:p>
      <text:p text:style-name="P2"/>
      <text:p text:style-name="P2">In my previous role as Junior software developer at Fril-El Ethiopia for one year as an intern and as</text:p>
      <text:p text:style-name="P2">regular employee, I gained practical experience in making systems that help to facilitate work flow</text:p>
      <text:p text:style-name="P2">easily by recording. I am as well adept in building user interface and making sure requirement is</text:p>
      <text:p text:style-name="P2">satisfied.</text:p>
      <text:p text:style-name="P2"/>
      <text:p text:style-name="P2">During my studies and through internships, I developed strong skills in communication, teamwork,</text:p>
      <text:p text:style-name="P2">attention to detail and proficiency in google Office applications. I am a quick learner, as well as</text:p>
      <text:p text:style-name="P2">highly motivated, and possess a strong work ethic suitable for the dynamic banking and financial</text:p>
      <text:p text:style-name="P2">environment.</text:p>
      <text:p text:style-name="P2"/>
      <text:p text:style-name="P1"><text:span text:style-name="T4">I am particularly drawn to </text:span><text:span text:style-name="Emphasis"><text:span text:style-name="T5">Hibret </text:span></text:span><text:span text:style-name="T4">Bank due to its reputation for customer focus, innovation, nation</text:span></text:p>
      <text:p text:style-name="P2">wide reach, commitment to employee development of excellence and its significant role in the</text:p>
      <text:p text:style-name="P2">Ethiopian financial landscape. I am confident that my skills and my dedication would make me a</text:p>
      <text:p text:style-name="P2">valuable asset to your team.</text:p>
      <text:p text:style-name="P2"/>
      <text:p text:style-name="P2">Thank you for considering my application.</text:p>
      <text:p text:style-name="P2"/>
      <text:p text:style-name="P2"><text:tab/><text:tab/><text:tab/><text:tab/><text:tab/><text:tab/><text:tab/><text:tab/><text:tab/>Sincerely, Yabsera Bogale.</text:p>
      <text:p text:style-name="P3"><text:tab/><text:tab/><text:tab/><text:tab/><text:tab/><text:tab/><text:tab/><text:tab/><text:tab/></text:p>
      <text:p text:style-name="P3"><text:tab/><text:tab/><text:tab/><text:tab/><text:tab/><text:tab/><text:tab/><text:tab/><text:tab/>Signature _________________</text:p>
      <text:p text:style-name="P2">Ref:</text:p>
      <text:p text:style-name="P2"/>
      <text:p text:style-name="P2">Ato Abate Baye</text:p>
      <text:p text:style-name="P2"/>
      <text:p text:style-name="P2">Phone Number +2519203726</text:p>
      <text:p text:style-name="P2"/>
      <text:p text:style-name="P2">St. Mary University Mr H/Eyesus Tilahun</text:p>
      <text:p text:style-name="P2"/>
      <text:p text:style-name="P2">Phone Number +251910622752</text:p>
      <text:p text:style-name="P2"><text:tab/><text:tab/><text:tab/><text:tab/><text:tab/><text:tab/><text:tab/><text:tab/><text:tab/><text:span text:style-name="T10">Date: </text:span><text:span text:style-name="T11">June</text:span><text:span text:style-name="T10"> </text:span><text:span text:style-name="T11">14</text:span><text:span text:style-name="T10">, 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8:34:26.882962993</meta:creation-date>
    <dc:date>2025-06-12T18:46:55.056509865</dc:date>
    <meta:editing-duration>PT32S</meta:editing-duration>
    <meta:editing-cycles>2</meta:editing-cycles>
    <meta:generator>LibreOffice/24.2.7.2$Linux_X86_64 LibreOffice_project/420$Build-2</meta:generator>
    <meta:print-date>2025-06-12T18:46:49.290882103</meta:print-date>
    <meta:printed-by>PDF files</meta:printed-by>
    <meta:document-statistic meta:table-count="0" meta:image-count="0" meta:object-count="0" meta:page-count="1" meta:paragraph-count="36" meta:word-count="290" meta:character-count="1929" meta:non-whitespace-character-count="1602"/>
  </office:meta>
</office:document-meta>
</file>